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7166" officeooo:paragraph-rsid="00027166"/>
    </style:style>
    <style:style style:name="P2" style:family="paragraph" style:parent-style-name="Standard">
      <style:text-properties officeooo:rsid="0004a4db" officeooo:paragraph-rsid="0004a4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DATABASE crs;</text:p>
      <text:p text:style-name="Standard">USE crs;</text:p>
      <text:p text:style-name="Standard"/>
      <text:p text:style-name="Standard">CREATE TABLE Customers (</text:p>
      <text:p text:style-name="Standard"><text:s text:c="4"/>customer_id INT PRIMARY KEY AUTO_INCREMENT,</text:p>
      <text:p text:style-name="Standard"><text:s text:c="4"/>name VARCHAR(100) NOT NULL,</text:p>
      <text:p text:style-name="Standard"><text:s text:c="4"/>address VARCHAR(255),</text:p>
      <text:p text:style-name="Standard"><text:s text:c="4"/>phone VARCHAR(15),</text:p>
      <text:p text:style-name="Standard"><text:s text:c="4"/>email VARCHAR(100) UNIQUE</text:p>
      <text:p text:style-name="Standard">);</text:p>
      <text:p text:style-name="Standard"/>
      <text:p text:style-name="Standard">CREATE TABLE Cars (</text:p>
      <text:p text:style-name="Standard"><text:s text:c="4"/>car_id INT PRIMARY KEY AUTO_INCREMENT,</text:p>
      <text:p text:style-name="Standard"><text:s text:c="4"/>make VARCHAR(50) NOT NULL,</text:p>
      <text:p text:style-name="Standard"><text:s text:c="4"/>model VARCHAR(50) NOT NULL,</text:p>
      <text:p text:style-name="Standard"><text:s text:c="4"/>year INT NOT NULL,</text:p>
      <text:p text:style-name="Standard"><text:s text:c="4"/>status ENUM('available', 'rented', 'maintenance') NOT NULL,</text:p>
      <text:p text:style-name="Standard"><text:s text:c="4"/>location_id INT,</text:p>
      <text:p text:style-name="Standard"><text:s text:c="4"/>FOREIGN KEY (location_id) REFERENCES Locations(location_id)</text:p>
      <text:p text:style-name="Standard">);</text:p>
      <text:p text:style-name="Standard"/>
      <text:p text:style-name="Standard">CREATE TABLE Rentals (</text:p>
      <text:p text:style-name="Standard"><text:s text:c="4"/>rental_id INT PRIMARY KEY AUTO_INCREMENT,</text:p>
      <text:p text:style-name="Standard"><text:s text:c="4"/>car_id INT NOT NULL,</text:p>
      <text:p text:style-name="Standard"><text:s text:c="4"/>customer_id INT NOT NULL,</text:p>
      <text:p text:style-name="Standard"><text:s text:c="4"/>rental_date DATE NOT NULL,</text:p>
      <text:p text:style-name="Standard"><text:s text:c="4"/>return_date DATE,</text:p>
      <text:p text:style-name="Standard"><text:s text:c="4"/>status ENUM('ongoing', 'completed', 'canceled') NOT NULL,</text:p>
      <text:p text:style-name="Standard"><text:s text:c="4"/>FOREIGN KEY (car_id) REFERENCES Cars(car_id),</text:p>
      <text:p text:style-name="Standard"><text:s text:c="4"/>FOREIGN KEY (customer_id) REFERENCES Customers(customer_id)</text:p>
      <text:p text:style-name="Standard">);</text:p>
      <text:p text:style-name="Standard"/>
      <text:p text:style-name="Standard">CREATE TABLE Locations (</text:p>
      <text:p text:style-name="Standard"><text:s text:c="4"/>location_id INT PRIMARY KEY AUTO_INCREMENT,</text:p>
      <text:p text:style-name="Standard"><text:s text:c="4"/>address VARCHAR(255) NOT NULL,</text:p>
      <text:p text:style-name="Standard"><text:s text:c="4"/>city VARCHAR(50) NOT NULL,</text:p>
      <text:p text:style-name="Standard"><text:s text:c="4"/>state VARCHAR(50) NOT NULL,</text:p>
      <text:p text:style-name="Standard"><text:s text:c="4"/>zip_code VARCHAR(10) NOT NULL</text:p>
      <text:p text:style-name="Standard">);</text:p>
      <text:p text:style-name="Standard"/>
      <text:p text:style-name="Standard">CREATE TABLE Payments (</text:p>
      <text:p text:style-name="Standard"><text:s text:c="4"/>payment_id INT PRIMARY KEY AUTO_INCREMENT,</text:p>
      <text:p text:style-name="Standard"><text:s text:c="4"/>rental_id INT NOT NULL,</text:p>
      <text:p text:style-name="Standard"><text:s text:c="4"/>amount DECIMAL(10, 2) NOT NULL,</text:p>
      <text:p text:style-name="Standard"><text:s text:c="4"/>payment_date DATE NOT NULL,</text:p>
      <text:p text:style-name="Standard"><text:s text:c="4"/>payment_method ENUM('cash', 'credit_card', 'debit_card', 'paypal') NOT NULL,</text:p>
      <text:p text:style-name="Standard"><text:s text:c="4"/>FOREIGN KEY (rental_id) REFERENCES Rentals(rental_id)</text:p>
      <text:p text:style-name="Standard">);</text:p>
      <text:p text:style-name="Standard"/>
      <text:p text:style-name="Standard">INSERT INTO Locations (address, city, state, zip_code) VALUES</text:p>
      <text:p text:style-name="Standard">('123 Main St', 'Springfield', 'IL', '62701'),</text:p>
      <text:p text:style-name="Standard">('456 Elm St', 'Shelbyville', 'IL', '62702');</text:p>
      <text:p text:style-name="Standard"><text:soft-page-break/></text:p>
      <text:p text:style-name="Standard">INSERT INTO Customers (name, address, phone, email) VALUES</text:p>
      <text:p text:style-name="Standard">('Alice Johnson', '789 Oak St, Springfield, IL 62703', '555-1234', 'alice@example.com'),</text:p>
      <text:p text:style-name="Standard">('Bob Smith', '101 Pine St, Shelbyville, IL 62704', '555-5678', 'bob@example.com');</text:p>
      <text:p text:style-name="Standard"/>
      <text:p text:style-name="Standard">INSERT INTO Cars (make, model, year, status, location_id) VALUES</text:p>
      <text:p text:style-name="Standard">('Toyota', 'Camry', 2020, 'available', 1),</text:p>
      <text:p text:style-name="Standard">('Honda', 'Civic', 2019, 'maintenance', 2);</text:p>
      <text:p text:style-name="Standard"/>
      <text:p text:style-name="Standard">INSERT INTO Rentals (car_id, customer_id, rental_date, status) VALUES</text:p>
      <text:p text:style-name="Standard">(1, 1, '2024-06-01', 'ongoing');</text:p>
      <text:p text:style-name="Standard"/>
      <text:p text:style-name="Standard">INSERT INTO Payments (rental_id, amount, payment_date, payment_method) VALUES</text:p>
      <text:p text:style-name="Standard">(1, 100.00, '2024-06-01', 'credit_card');</text:p>
      <text:p text:style-name="Standard"/>
      <text:p text:style-name="Standard">select * from Customer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1">Library</text:p>
      <text:p text:style-name="P1">CREATE SCHEMA library_system;</text:p>
      <text:p text:style-name="P1"/>
      <text:p text:style-name="P1">USE library_system;</text:p>
      <text:p text:style-name="P1"/>
      <text:p text:style-name="P1">CREATE TABLE Books(</text:p>
      <text:p text:style-name="P1"><text:s text:c="3"/>book_id INT PRIMARY KEY,</text:p>
      <text:p text:style-name="P1"><text:s text:c="3"/>title VARCHAR(255) NOT NULL,</text:p>
      <text:p text:style-name="P1"><text:s text:c="3"/>author VARCHAR(255) NOT NULL,</text:p>
      <text:p text:style-name="P1"><text:s text:c="3"/>genre VARCHAR(100),</text:p>
      <text:p text:style-name="P1"><text:s text:c="3"/>publication_year INT,</text:p>
      <text:p text:style-name="P1"><text:s text:c="3"/>ISBM VARCHAR(20) UNIQUE</text:p>
      <text:p text:style-name="P1">);</text:p>
      <text:p text:style-name="P1"><text:s text:c="3"/></text:p>
      <text:p text:style-name="P1">CREATE TABLE Member (</text:p>
      <text:p text:style-name="P1"><text:s text:c="3"/>member_id INT PRIMARY KEY AUTO_INCREMENT,</text:p>
      <text:p text:style-name="P1"><text:s text:c="3"/>first_name VARCHAR(50) NOT NULL,</text:p>
      <text:p text:style-name="P1"><text:s text:c="3"/>last_name VARCHAR(50) NOT NULL,</text:p>
      <text:p text:style-name="P1"><text:s text:c="3"/>address VARCHAR(255),</text:p>
      <text:p text:style-name="P1"><text:s text:c="3"/>phone_number VARCHAR(15) UNIQUE</text:p>
      <text:p text:style-name="P1">);</text:p>
      <text:p text:style-name="P1"><text:s text:c="2"/></text:p>
      <text:p text:style-name="P1">CREATE TABLE Borrowing(</text:p>
      <text:p text:style-name="P1"><text:s text:c="2"/>borrowing_id INT PRIMARY KEY,</text:p>
      <text:p text:style-name="P1"><text:s text:c="2"/>book_id INT,</text:p>
      <text:p text:style-name="P1"><text:s text:c="2"/>member_id INT,</text:p>
      <text:p text:style-name="P1"><text:s text:c="2"/>date_borrowed DATE NOT NULL,</text:p>
      <text:p text:style-name="P1"><text:s text:c="2"/>date_due DATE NOT NULL,</text:p>
      <text:p text:style-name="P1"><text:s text:c="2"/>date_returned DATE,</text:p>
      <text:p text:style-name="P1"><text:s text:c="2"/>FOREIGN KEY (book_id) REFERENCES Book(book_id),</text:p>
      <text:p text:style-name="P1"><text:s text:c="2"/>FOREIGN KEY (member_id) REFERENCES Member(member_id),</text:p>
      <text:p text:style-name="P1"><text:s text:c="2"/>CHECK (date_returned IS NULL OR date_returned &gt;= date_borrowed)</text:p>
      <text:p text:style-name="P1">);</text:p>
      <text:p text:style-name="P1"/>
      <text:p text:style-name="P1">CREATE TABLE Reservation(</text:p>
      <text:p text:style-name="P1"><text:s text:c="2"/>reservation_id INT PRIMARY ,</text:p>
      <text:p text:style-name="P1"><text:s text:c="2"/>book_id INT,</text:p>
      <text:p text:style-name="P1"><text:s text:c="2"/>member_id INT,</text:p>
      <text:p text:style-name="P1"><text:s text:c="2"/>date_reserved DATE NOT NULL,</text:p>
      <text:p text:style-name="P1"><text:s text:c="2"/>FOREIGN KEY (book_id) REFERENCES Book(book_id)</text:p>
      <text:p text:style-name="P1"><text:s text:c="2"/>FOREIGN KEY(member_id)REFERENCES Member(member_id)</text:p>
      <text:p text:style-name="P1">);</text:p>
      <text:p text:style-name="P1"/>
      <text:p text:style-name="P1">INSERT INTO Books (book_id, title, author, genre, publicatio_year, ISBN) VALUES</text:p>
      <text:p text:style-name="P1">(101, 'abc', 'Anurag Thakur', 'xyz', '2022', 0987654321),</text:p>
      <text:p text:style-name="P1">(102, 'bcd', 'HC Verma', 'xyz', '2022', '1234567890');</text:p>
      <text:p text:style-name="P1"/>
      <text:p text:style-name="P1">INSERT INTO Member(member_id, first_name, last_name, address, pppphone_number) VALUES</text:p>
      <text:p text:style-name="P1">(1, 'R', 'Roy', 'Delhi', '6203649568'),</text:p>
      <text:p text:style-name="P1"><text:soft-page-break/>(2, 'J', 'Roy', 'Mumbai', '8314873456');</text:p>
      <text:p text:style-name="P1"/>
      <text:p text:style-name="P1">INSERT INTO Borrowinnng(borrowing_id, date_borrowed, book_id, member_id, date_due, date_returned) VALUES</text:p>
      <text:p text:style-name="P1">(1001, '2024-03-13', 101, 1, '2024-03-23', '2024-03-29'),</text:p>
      <text:p text:style-name="P1">(1002, '2024-03-13', 102, <text:s/>2, '2024-03-23', '2024-03-29');</text:p>
      <text:p text:style-name="P1"/>
      <text:p text:style-name="P1">INSERT INTO Reservation(reservatio_id, book_id, member_id, date_reserved)VALUES</text:p>
      <text:p text:style-name="P1">(11, 101, 1, '2024-03-30'),</text:p>
      <text:p text:style-name="P1">(12, 102, 2, '2024-03-30');</text:p>
      <text:p text:style-name="P1"/>
      <text:p text:style-name="P1"/>
      <text:p text:style-name="P1"/>
      <text:p text:style-name="P1"/>
      <text:p text:style-name="P1"><text:s text:c="2"/>compName VARCHAR(20) PRIMARY KEY,</text:p>
      <text:p text:style-name="P1"><text:s text:c="2"/>RegDate DATE NOT NULL,</text:p>
      <text:p text:style-name="P1"><text:s text:c="2"/>StockPrice FLOAT, </text:p>
      <text:p text:style-name="P1"><text:s text:c="2"/>country VARCHAR(50),</text:p>
      <text:p text:style-name="P1">);</text:p>
      <text:p text:style-name="P1"/>
      <text:p text:style-name="P1">INSERT INTO COMPANY (compName, RegDate, StockPrice, country) VALUES</text:p>
      <text:p text:style-name="P1">('GizmoWork', '2019-10-21', 25, 'USA'),</text:p>
      <text:p text:style-name="P1">('cANON', '2019-1O-21', 'Japan'),</text:p>
      <text:p text:style-name="P1">('Hitachi', '2019-10-10', 'India');</text:p>
      <text:p text:style-name="P1"><text:s/></text:p>
      <text:p text:style-name="P1">SELECT * FROM COMPANY;</text:p>
      <text:p text:style-name="P1"/>
      <text:p text:style-name="P1">SELECT compName , RegDate FROM COMPANY;</text:p>
      <text:p text:style-name="P1"/>
      <text:p text:style-name="P1">SELECT * FROM COMPANY WHERE country = 'USA';</text:p>
      <text:p text:style-name="P1"/>
      <text:p text:style-name="P1">SELECT DISTINCT country FROM COMPANY;</text:p>
      <text:p text:style-name="P1"/>
      <text:p text:style-name="P1">SELECT AVG(stock_price) AS average_stock_price FROM company;</text:p>
      <text:p text:style-name="P1"/>
      <text:p text:style-name="P1"/>
      <text:p text:style-name="P1">SELECT compName FROM COMPANY WHERE country '%a'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ecommers</text:p>
      <text:p text:style-name="P2"><text:s/>Table for storing user details</text:p>
      <text:p text:style-name="P2">CREATE TABLE Users (</text:p>
      <text:p text:style-name="P2"><text:s text:c="3"/>user_id INT PRIMARY KEY AUTO_INCREMENT,</text:p>
      <text:p text:style-name="P2"><text:s text:c="3"/>username VARCHAR(50) NOT NULL UNIQUE,</text:p>
      <text:p text:style-name="P2"><text:s text:c="3"/>password VARCHAR(100) NOT NULL,</text:p>
      <text:p text:style-name="P2"><text:s text:c="3"/>email VARCHAR(100) NOT NULL UNIQUE,</text:p>
      <text:p text:style-name="P2"><text:s text:c="3"/>first_name VARCHAR(50),</text:p>
      <text:p text:style-name="P2"><text:s text:c="3"/>last_name VARCHAR(50),</text:p>
      <text:p text:style-name="P2"><text:s text:c="3"/>address VARCHAR(255),</text:p>
      <text:p text:style-name="P2"><text:s text:c="3"/>phone VARCHAR(15),</text:p>
      <text:p text:style-name="P2"><text:s text:c="3"/>created_at TIMESTAMP DEFAULT CURRENT_TIMESTAMP</text:p>
      <text:p text:style-name="P2">);</text:p>
      <text:p text:style-name="P2"/>
      <text:p text:style-name="P2">-- Table for storing product information</text:p>
      <text:p text:style-name="P2">CREATE TABLE Products (</text:p>
      <text:p text:style-name="P2"><text:s text:c="3"/>product_id INT PRIMARY KEY AUTO_INCREMENT,</text:p>
      <text:p text:style-name="P2"><text:s text:c="3"/>name VARCHAR(100) NOT NULL,</text:p>
      <text:p text:style-name="P2"><text:s text:c="3"/>description TEXT,</text:p>
      <text:p text:style-name="P2"><text:s text:c="3"/>price DECIMAL(10, 2) NOT NULL,</text:p>
      <text:p text:style-name="P2"><text:s text:c="3"/>stock_quantity INT NOT NULL,</text:p>
      <text:p text:style-name="P2"><text:s text:c="3"/>category_id INT,</text:p>
      <text:p text:style-name="P2"><text:s text:c="3"/>created_at TIMESTAMP DEFAULT CURRENT_TIMESTAMP,</text:p>
      <text:p text:style-name="P2"><text:s text:c="3"/>FOREIGN KEY (category_id) REFERENCES Categories(category_id)</text:p>
      <text:p text:style-name="P2">);</text:p>
      <text:p text:style-name="P2"/>
      <text:p text:style-name="P2">-- Table for storing product categories</text:p>
      <text:p text:style-name="P2">CREATE TABLE Categories (</text:p>
      <text:p text:style-name="P2"><text:s text:c="3"/>category_id INT PRIMARY KEY AUTO_INCREMENT,</text:p>
      <text:p text:style-name="P2"><text:s text:c="3"/>name VARCHAR(50) NOT NULL UNIQUE,</text:p>
      <text:p text:style-name="P2"><text:s text:c="3"/>description TEXT</text:p>
      <text:p text:style-name="P2"><text:s text:c="3"/>);</text:p>
      <text:p text:style-name="P2"/>
      <text:p text:style-name="P2">-- Table for storing product categories</text:p>
      <text:p text:style-name="P2">CREATE TABLE Categories (</text:p>
      <text:p text:style-name="P2"><text:s text:c="3"/>category_id INT PRIMARY KEY AUTO_INCREMENT,</text:p>
      <text:p text:style-name="P2"><text:s text:c="3"/>name VARCHAR(50) NOT NULL UNIQUE,</text:p>
      <text:p text:style-name="P2"><text:s text:c="3"/>description TEXT</text:p>
      <text:p text:style-name="P2">);</text:p>
      <text:p text:style-name="P2"/>
      <text:p text:style-name="P2">-- Table for storing order details</text:p>
      <text:p text:style-name="P2">CREATE TABLE Orders (</text:p>
      <text:p text:style-name="P2"><text:s text:c="3"/>order_id INT PRIMARY KEY AUTO_INCREMENT,</text:p>
      <text:p text:style-name="P2"><text:s text:c="3"/>user_id INT NOT NULL,</text:p>
      <text:p text:style-name="P2"><text:s text:c="3"/>order_date TIMESTAMP DEFAULT CURRENT_TIMESTAMP,</text:p>
      <text:p text:style-name="P2"><text:s text:c="3"/>status ENUM('pending', 'shipped', 'delivered', 'canceled') DEFAULT 'pending',</text:p>
      <text:p text:style-name="P2"><text:s text:c="3"/>total_amount DECIMAL(10, 2) NOT NULL,</text:p>
      <text:p text:style-name="P2"><text:s text:c="3"/>shipping_address VARCHAR(255),</text:p>
      <text:p text:style-name="P2"><text:s text:c="3"/>FOREIGN KEY (user_id) REFERENCES Users(user_id)</text:p>
      <text:p text:style-name="P2">);</text:p>
      <text:p text:style-name="P2"/>
      <text:p text:style-name="P2"><text:soft-page-break/>-- Table for storing order items</text:p>
      <text:p text:style-name="P2">CREATE TABLE Order_Items (</text:p>
      <text:p text:style-name="P2"><text:s text:c="3"/>order_item_id INT PRIMARY KEY AUTO_INCREMENT,</text:p>
      <text:p text:style-name="P2"><text:s text:c="3"/>order_id INT NOT NULL,</text:p>
      <text:p text:style-name="P2"><text:s text:c="3"/>product_id INT NOT NULL,</text:p>
      <text:p text:style-name="P2"><text:s text:c="3"/>quantity INT NOT NULL,</text:p>
      <text:p text:style-name="P2"><text:s text:c="3"/>price DECIMAL(10, 2) NOT NULL,</text:p>
      <text:p text:style-name="P2"><text:s text:c="4"/>FOREIGN KEY (order_id) REFERENCES Orders(order_id),</text:p>
      <text:p text:style-name="P2"><text:s text:c="3"/>FOREIGN KEY (product_id) REFERENCES Products(product_id)</text:p>
      <text:p text:style-name="P2">);</text:p>
      <text:p text:style-name="P2"/>
      <text:p text:style-name="P2">-- Table for storing payment details</text:p>
      <text:p text:style-name="P2">CREATE TABLE Payments (</text:p>
      <text:p text:style-name="P2"><text:s text:c="3"/>payment_id INT PRIMARY KEY AUTO_INCREMENT,</text:p>
      <text:p text:style-name="P2"><text:s text:c="3"/>order_id INT NOT NULL,</text:p>
      <text:p text:style-name="P2"><text:s text:c="3"/>payment_date TIMESTAMP DEFAULT CURRENT_TIMESTAMP,</text:p>
      <text:p text:style-name="P2"><text:s text:c="3"/>amount DECIMAL(10, 2) NOT NULL,</text:p>
      <text:p text:style-name="P2"><text:s text:c="3"/>payment_method ENUM('credit_card', 'debit_card', 'paypal', 'cash_on_delivery') NOT NULL,</text:p>
      <text:p text:style-name="P2"><text:s text:c="3"/>FOREIGN KEY (order_id) REFERENCES Orders(order_id)</text:p>
      <text:p text:style-name="P2">);</text:p>
      <text:p text:style-name="P2"/>
      <text:p text:style-name="P2">-- Insert into Categories</text:p>
      <text:p text:style-name="P2">INSERT INTO Categories (name, description) VALUES</text:p>
      <text:p text:style-name="P2">('Electronics', 'Electronic devices and gadgets'),</text:p>
      <text:p text:style-name="P2">('Books', 'Various kinds of books'),</text:p>
      <text:p text:style-name="P2">('Clothing', 'Men and women clothing');</text:p>
      <text:p text:style-name="P2"><text:s/></text:p>
      <text:p text:style-name="P2">-- Insert into Products</text:p>
      <text:p text:style-name="P2">INSERT INTO Products (name, description, price, stock_quantity, category_id) VALUES</text:p>
      <text:p text:style-name="P2">('Smartphone', 'Latest model smartphone', 699.99, 50, 1),</text:p>
      <text:p text:style-name="P2">('Laptop', 'High performance laptop', 999.99, 30, 1),</text:p>
      <text:p text:style-name="P2">('T-shirt', 'Cotton t-shirt', 19.99, 100, 3);</text:p>
      <text:p text:style-name="P2">-- Insert into Users</text:p>
      <text:p text:style-name="P2">INSERT INTO Users (username, password, email, first_name, last_name, address, phone) VALUES</text:p>
      <text:p text:style-name="P2">('john_doe', 'password123', 'john@example.com', 'John', 'Doe', '123 Main St, Springfield', '555-1234'),</text:p>
      <text:p text:style-name="P2">('jane_smith', 'password456', 'jane@example.com', 'Jane', 'Smith', '456 Elm St, Shelbyville', '555-5678');</text:p>
      <text:p text:style-name="P2"><text:s/></text:p>
      <text:p text:style-name="P2">-- Insert into Orders</text:p>
      <text:p text:style-name="P2">INSERT INTO Orders (user_id, status, total_amount, shipping_address) VALUES</text:p>
      <text:p text:style-name="P2">(1, 'pending', 719.98, '123 Main St, Springfield'),</text:p>
      <text:p text:style-name="P2">(2, 'pending', 19.99, '456 Elm St, Shelbyville');</text:p>
      <text:p text:style-name="P2"><text:s/></text:p>
      <text:p text:style-name="P2">-- Insert into Order_Items</text:p>
      <text:p text:style-name="P2">INSERT INTO Order_Items (order_id, product_id, quantity, price) VALUES</text:p>
      <text:p text:style-name="P2">(1, 1, 1, 699.99),</text:p>
      <text:p text:style-name="P2">(1, 2, 1, 19.99),</text:p>
      <text:p text:style-name="P2">(2, 3, 1, 19.99);</text:p>
      <text:p text:style-name="P2"/>
      <text:p text:style-name="P2">-- Insert into Payments</text:p>
      <text:p text:style-name="P2">INSERT INTO Payments (order_id, amount, payment_method) VALUES</text:p>
      <text:p text:style-name="P2"><text:soft-page-break/>(1, 719.98, 'credit_card'),</text:p>
      <text:p text:style-name="P2">(2, 19.99, 'paypal'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18:59:02.882190231</meta:creation-date>
    <dc:date>2024-06-13T20:05:02.815901084</dc:date>
    <meta:editing-duration>PT1H5M58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7" meta:paragraph-count="219" meta:word-count="934" meta:character-count="7722" meta:non-whitespace-character-count="6661"/>
  </office:meta>
</office:document-meta>
</file>